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5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16cm" svg:height="0.965cm" svg:x="0.273cm" svg:y="0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75cm" svg:height="1.115cm" svg:x="0.187cm" svg:y="0.062cm">
          <draw:text-box>
            <text:p text:style-name="P3"><text:span text:style-name="T1">ch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2:58.309553476</dc:date>
    <dc:creator>Gilles Mouchard</dc:creator>
    <meta:editing-duration>PT4H49M8S</meta:editing-duration>
    <meta:editing-cycles>19</meta:editing-cycles>
    <meta:generator>LibreOffice/6.1.5.2$Linux_X86_64 LibreOffice_project/10$Build-2</meta:generator>
    <meta:document-statistic meta:object-count="6"/>
  </office:meta>
</office:document-meta>
</file>